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nal project pseudo code</text:p>
      <text:p text:style-name="Standard"/>
      <text:list xml:id="list7159219303612952882" text:style-name="L1">
        <text:list-item>
          <text:p text:style-name="P1">Three sections</text:p>
          <text:p text:style-name="P1"/>
          <text:list>
            <text:list-item>
              <text:p text:style-name="P1">Stopwatch</text:p>
              <text:list>
                <text:list-item>
                  <text:p text:style-name="P1">Start button, swStart()</text:p>
                  <text:list>
                    <text:list-item>
                      <text:p text:style-name="P1">Updates to pause when fxn called</text:p>
                    </text:list-item>
                    <text:list-item>
                      <text:p text:style-name="P1">AddEventOutputTracking</text:p>
                    </text:list-item>
                  </text:list>
                </text:list-item>
                <text:list-item>
                  <text:p text:style-name="P1">Reset button swRestart()</text:p>
                  <text:list>
                    <text:list-item>
                      <text:p text:style-name="P1">AddEventOutputTracking</text:p>
                    </text:list-item>
                  </text:list>
                </text:list-item>
                <text:list-item>
                  <text:p text:style-name="P1">min/sec/hun format 00:00:00</text:p>
                </text:list-item>
                <text:list-item>
                  <text:p text:style-name="P1">Hide when countdown timer starts onclick, fxn swDisable()</text:p>
                  <text:list>
                    <text:list-item>
                      <text:p text:style-name="P1">Reset All onclick button to refresh page and show both timers</text:p>
                    </text:list-item>
                  </text:list>
                  <text:p text:style-name="P1"/>
                </text:list-item>
              </text:list>
            </text:list-item>
            <text:list-item>
              <text:p text:style-name="P1">Countdown Timer</text:p>
              <text:list>
                <text:list-item>
                  <text:p text:style-name="P1">User input 00:00:00, mm/ss/hh</text:p>
                  <text:list>
                    <text:list-item>
                      <text:p text:style-name="P1">AddEventOutputTracking</text:p>
                    </text:list-item>
                    <text:list-item>
                      <text:p text:style-name="P1">Validate with regex, validateInput()</text:p>
                    </text:list-item>
                    <text:list-item>
                      <text:p text:style-name="P1">Max 10 min</text:p>
                    </text:list-item>
                    <text:list-item>
                      <text:p text:style-name="P1">Alert if invalid entry</text:p>
                    </text:list-item>
                  </text:list>
                </text:list-item>
                <text:list-item>
                  <text:p text:style-name="P1">Start/Pause button cdTime()</text:p>
                  <text:list>
                    <text:list-item>
                      <text:p text:style-name="P1">AddEventOutputTracking</text:p>
                    </text:list-item>
                  </text:list>
                </text:list-item>
                <text:list-item>
                  <text:p text:style-name="P1">When time has elapsed</text:p>
                  <text:list>
                    <text:list-item>
                      <text:p text:style-name="P1">alert</text:p>
                    </text:list-item>
                    <text:list-item>
                      <text:p text:style-name="P1">AddEventOutputTracking</text:p>
                    </text:list-item>
                  </text:list>
                </text:list-item>
                <text:list-item>
                  <text:p text:style-name="P1">Hide when stopwatch starts onclick, fxn cdDisable()</text:p>
                  <text:list>
                    <text:list-item>
                      <text:p text:style-name="P1">Reset All onclick button to refresh page and show both timers</text:p>
                      <text:p text:style-name="P1"/>
                    </text:list-item>
                  </text:list>
                </text:list-item>
              </text:list>
            </text:list-item>
            <text:list-item>
              <text:p text:style-name="P1">Debug Event Output</text:p>
              <text:list>
                <text:list-item>
                  <text:p text:style-name="P1">If ON</text:p>
                  <text:list>
                    <text:list-item>
                      <text:p text:style-name="P1">Onclick events</text:p>
                    </text:list-item>
                    <text:list-item>
                      <text:p text:style-name="P1">User input of time, valid/invalid</text:p>
                    </text:list-item>
                    <text:list-item>
                      <text:p text:style-name="P1">When fxns are called</text:p>
                    </text:list-item>
                    <text:list-item>
                      <text:p text:style-name="P1">Turn off, indicate in AddEventOutputTracking</text:p>
                    </text:list-item>
                    <text:list-item>
                      <text:p text:style-name="P1">Able to turn on again, indicate in AddEventOutputTracking</text:p>
                    </text:list-item>
                  </text:list>
                </text:list-item>
                <text:list-item>
                  <text:p text:style-name="P1">Visibility visible/hidden </text:p>
                  <text:list>
                    <text:list-item>
                      <text:p text:style-name="P1">Hide with onclick event</text:p>
                    </text:list-item>
                    <text:list-item>
                      <text:p text:style-name="P1">Reinstate with reset all button</text:p>
                    </text:list-item>
                  </text:list>
                  <text:p text:style-name="P1"/>
                </text:list-item>
              </text:list>
            </text:list-item>
          </text:list>
        </text:list-item>
        <text:list-item>
          <text:p text:style-name="P1">Reset All, refreshPage()</text:p>
          <text:list>
            <text:list-item>
              <text:p text:style-name="P1">window.location.reload()</text:p>
            </text:list-item>
            <text:list-item>
              <text:p text:style-name="P1">Refresh page onclick</text:p>
            </text:list-item>
            <text:list-item>
              <text:p text:style-name="P1">To show both timers and debug output</text:p>
              <text:list>
                <text:list-header>
                  <text:p text:style-name="P1"/>
                </text:list-header>
              </text:list>
            </text:list-item>
          </text:list>
        </text:list-item>
      </text:list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n Code</meta:initial-creator>
    <meta:creation-date>2018-09-09T13:57:53</meta:creation-date>
    <dc:date>2018-09-09T14:54:13</dc:date>
    <dc:creator>Zen Code</dc:creator>
    <meta:editing-duration>PT9M50S</meta:editing-duration>
    <meta:editing-cycles>4</meta:editing-cycles>
    <meta:generator>OpenOffice/4.1.5$Unix OpenOffice.org_project/415m1$Build-9789</meta:generator>
    <meta:document-statistic meta:table-count="0" meta:image-count="0" meta:object-count="0" meta:page-count="1" meta:paragraph-count="39" meta:word-count="180" meta:character-count="1109"/>
  </office:meta>
</office:document-meta>
</file>